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2.098cm" fo:min-width="11.248cm" fo:padding-top="0.165cm" fo:padding-bottom="0.165cm" fo:padding-left="0.29cm" fo:padding-right="0.29cm"/>
    </style:style>
    <style:style style:name="gr2" style:family="graphic" style:parent-style-name="standard" style:list-style-name="L1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2.41cm" fo:min-width="11.36cm" fo:padding-top="0.165cm" fo:padding-bottom="0.165cm" fo:padding-left="0.29cm" fo:padding-right="0.29cm"/>
    </style:style>
    <style:style style:name="gr3" style:family="graphic" style:parent-style-name="standard" style:list-style-name="L1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2.41cm" fo:min-width="11.36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839cm" fo:min-width="11.39cm" fo:padding-top="0.165cm" fo:padding-bottom="0.165cm" fo:padding-left="0.29cm" fo:padding-right="0.29cm"/>
    </style:style>
    <style:style style:name="gr5" style:family="graphic" style:parent-style-name="standard" style:list-style-name="L1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839cm" fo:min-width="11.39cm" fo:padding-top="0.165cm" fo:padding-bottom="0.165cm" fo:padding-left="0.29cm" fo:padding-right="0.29cm"/>
    </style:style>
    <style:style style:name="gr6" style:family="graphic" style:parent-style-name="standard" style:list-style-name="L1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839cm" fo:min-width="11.39cm" fo:padding-top="0.165cm" fo:padding-bottom="0.165cm" fo:padding-left="0.29cm" fo:padding-right="0.29cm"/>
    </style:style>
    <style:style style:name="gr7" style:family="graphic" style:parent-style-name="standard" style:list-style-name="L1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839cm" fo:min-width="11.39cm" fo:padding-top="0.165cm" fo:padding-bottom="0.165cm" fo:padding-left="0.29cm" fo:padding-right="0.29cm"/>
    </style:style>
    <style:style style:name="gr8" style:family="graphic" style:parent-style-name="standard" style:list-style-name="L1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8.298cm" fo:min-width="13.748cm" fo:padding-top="0.165cm" fo:padding-bottom="0.165cm" fo:padding-left="0.29cm" fo:padding-right="0.29cm"/>
    </style:style>
    <style:style style:name="gr9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DejaVu Sans Mono"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3" draw:layer="layout" svg:width="12cm" svg:height="2.6cm" svg:x="0.994cm" svg:y="0.9cm">
          <text:p text:style-name="P1">Instalação:</text:p>
          <text:p text:style-name="P1"><text:tab/>www.python.org</text:p>
          <text:p text:style-name="P2"><text:tab/>www.pygame.org</text:p>
          <draw:enhanced-geometry svg:viewBox="0 0 21600 21600" draw:path-stretchpoint-x="10800" draw:path-stretchpoint-y="10800" draw:text-areas="?f3 ?f4 ?f5 ?f6" draw:type="round-rectangle" draw:modifiers="1851.90311418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2cm" svg:height="2.8cm" svg:x="0.995cm" svg:y="3.884cm">
          <text:p text:style-name="P1">Atenção!</text:p>
          <text:list text:style-name="L1">
            <text:list-item>
              <text:p text:style-name="P1"><text:span text:style-name="T1">Os recuos são parte do código!</text:span></text:p>
            </text:list-item>
            <text:list-item>
              <text:p text:style-name="P1"><text:span text:style-name="T1">Espaços e tabs são diferentes!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1851.90311418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2cm" svg:height="2.8cm" svg:x="1cm" svg:y="17.397cm">
          <text:p text:style-name="P1">Eventos</text:p>
          <text:p text:style-name="P1"><text:span text:style-name="T2">for evento in pygame.event.get():</text:span></text:p>
          <text:p text:style-name="P1"><text:span text:style-name="T2"><text:s text:c="2"/></text:span><text:span text:style-name="T2">if evento.type == pygame.KEYDOWN:</text:span></text:p>
          <text:p text:style-name="P1"><text:span text:style-name="T3"><text:s text:c="4"/></text:span><text:span text:style-name="T2">if evento.key == pygame.K_UP:</text:span></text:p>
          <draw:enhanced-geometry svg:viewBox="0 0 21600 21600" draw:path-stretchpoint-x="10800" draw:path-stretchpoint-y="10800" draw:text-areas="?f3 ?f4 ?f5 ?f6" draw:type="round-rectangle" draw:modifiers="1851.90311418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2cm" svg:height="2.199cm" svg:x="0.996cm" svg:y="7.068cm">
          <text:p text:style-name="P1">Tela</text:p>
          <text:p text:style-name="P1"><text:span text:style-name="T2">tela = pygame.display.set_mode(tamanho)</text:span></text:p>
          <text:p text:style-name="P1"><text:span text:style-name="T2">pygame.display.set_caption(“nome”)</text:span></text:p>
          <draw:enhanced-geometry svg:viewBox="0 0 21600 21600" draw:path-stretchpoint-x="10800" draw:path-stretchpoint-y="10800" draw:text-areas="?f3 ?f4 ?f5 ?f6" draw:type="round-rectangle" draw:modifiers="1851.90311418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2cm" svg:height="2.199cm" svg:x="0.997cm" svg:y="9.651cm">
          <text:p text:style-name="P1">Tempo</text:p>
          <text:p text:style-name="P1"><text:span text:style-name="T2">relogio = pygame.time.Clock()</text:span></text:p>
          <text:p text:style-name="P1"><text:span text:style-name="T2">relogio.tick(fps)</text:span></text:p>
          <draw:enhanced-geometry svg:viewBox="0 0 21600 21600" draw:path-stretchpoint-x="10800" draw:path-stretchpoint-y="10800" draw:text-areas="?f3 ?f4 ?f5 ?f6" draw:type="round-rectangle" draw:modifiers="1851.90311418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2cm" svg:height="2.199cm" svg:x="0.998cm" svg:y="12.234cm">
          <text:p text:style-name="P1">Desenho</text:p>
          <text:p text:style-name="P1"><text:span text:style-name="T2">tela.blit(objeto, posição)</text:span></text:p>
          <text:p text:style-name="P1"><text:span text:style-name="T2">pygame.display.flip()</text:span></text:p>
          <draw:enhanced-geometry svg:viewBox="0 0 21600 21600" draw:path-stretchpoint-x="10800" draw:path-stretchpoint-y="10800" draw:text-areas="?f3 ?f4 ?f5 ?f6" draw:type="round-rectangle" draw:modifiers="1851.90311418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2cm" svg:height="2.199cm" svg:x="0.999cm" svg:y="14.817cm">
          <text:p text:style-name="P1">Texto</text:p>
          <text:p text:style-name="P1"><text:span text:style-name="T2">fonte = pygame.font.Font(None,tamanho)</text:span></text:p>
          <text:p text:style-name="P1"><text:span text:style-name="T2">texto = fonte.render(texto, aa, cor)</text:span></text:p>
          <draw:enhanced-geometry svg:viewBox="0 0 21600 21600" draw:path-stretchpoint-x="10800" draw:path-stretchpoint-y="10800" draw:text-areas="?f3 ?f4 ?f5 ?f6" draw:type="round-rectangle" draw:modifiers="1851.90311418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5cm" svg:height="19.3cm" svg:x="13.8cm" svg:y="0.9cm">
          <text:p text:style-name="P1">Estrutura básica:</text:p>
          <text:p text:style-name="P1"><text:span text:style-name="T2"># coding: utf-8</text:span></text:p>
          <text:p text:style-name="P1"><text:span text:style-name="T2">import pygame</text:span></text:p>
          <text:p text:style-name="P1"><text:span text:style-name="T2">pygame.init()</text:span></text:p>
          <text:p text:style-name="P1"><text:span text:style-name="T2"/></text:p>
          <text:p text:style-name="P1"><text:span text:style-name="T2">tela = pygame.display.set_mode((700,500))</text:span></text:p>
          <text:p text:style-name="P1"><text:span text:style-name="T2">pygame.display.set_caption("Meu")</text:span></text:p>
          <text:p text:style-name="P1"><text:span text:style-name="T2">relogio = pygame.time.Clock()</text:span></text:p>
          <text:p text:style-name="P1"><text:span text:style-name="T2"/></text:p>
          <text:p text:style-name="P1"><text:span text:style-name="T2"># carrega imagens</text:span></text:p>
          <text:p text:style-name="P1"><text:span text:style-name="T2">heroi = pygame.image.load('heroi.png')</text:span></text:p>
          <text:p text:style-name="P1"><text:span text:style-name="T2"/></text:p>
          <text:p text:style-name="P1"><text:span text:style-name="T2">pontos = 0</text:span></text:p>
          <text:p text:style-name="P1"><text:span text:style-name="T2">rodando = True</text:span></text:p>
          <text:p text:style-name="P1"><text:span text:style-name="T2"/></text:p>
          <text:p text:style-name="P1"><text:span text:style-name="T2">fonte = pygame.font.Font(None, 60)</text:span></text:p>
          <text:p text:style-name="P1"><text:span text:style-name="T2"/></text:p>
          <text:p text:style-name="P1"><text:span text:style-name="T2">while rodando:</text:span></text:p>
          <text:p text:style-name="P1"><text:span text:style-name="T2"><text:s text:c="4"/></text:span><text:span text:style-name="T2">relogio.tick(24) <text:s/># fps</text:span></text:p>
          <text:p text:style-name="P1"><text:span text:style-name="T2"><text:s text:c="4"/></text:span><text:span text:style-name="T2">tela.fill([255,255,255])</text:span></text:p>
          <text:p text:style-name="P1"><text:span text:style-name="T2"><text:s text:c="4"/></text:span><text:span text:style-name="T2">tela.blit(heroi, (300,300))</text:span></text:p>
          <text:p text:style-name="P1"><text:span text:style-name="T2"/></text:p>
          <text:p text:style-name="P1"><text:span text:style-name="T2"><text:s text:c="4"/></text:span><text:span text:style-name="T2">texto = fonte.render(“oi”, True, (0,0,0))</text:span></text:p>
          <text:p text:style-name="P1"><text:span text:style-name="T2"><text:s text:c="4"/></text:span><text:span text:style-name="T2">tela.blit(texto, (20, 20))</text:span></text:p>
          <text:p text:style-name="P1"><text:span text:style-name="T2"/></text:p>
          <text:p text:style-name="P1"><text:span text:style-name="T2"><text:s text:c="4"/></text:span><text:span text:style-name="T2">pygame.display.flip()</text:span></text:p>
          <text:p text:style-name="P1"><text:span text:style-name="T2"/></text:p>
          <text:p text:style-name="P1"><text:span text:style-name="T2"><text:s text:c="4"/></text:span><text:span text:style-name="T2">for evento in pygame.event.get():</text:span></text:p>
          <text:p text:style-name="P1"><text:span text:style-name="T2"><text:s text:c="8"/></text:span><text:span text:style-name="T2">if evento.type == pygame.QUIT:</text:span></text:p>
          <text:p text:style-name="P1"><text:span text:style-name="T2"><text:s text:c="12"/></text:span><text:span text:style-name="T2">rodando = False</text:span></text:p>
          <text:p text:style-name="P1"><text:span text:style-name="T2"><text:s text:c="12"/></text:span><text:span text:style-name="T2">print("Você fez %d pontos" % pontos)</text:span></text:p>
          <text:p text:style-name="P1"><text:span text:style-name="T2"><text:s text:c="8"/></text:span><text:span text:style-name="T2">if evento.type == pygame.KEYDOWN:</text:span></text:p>
          <text:p text:style-name="P1"><text:span text:style-name="T2"><text:s text:c="12"/></text:span><text:span text:style-name="T2">pontos = pontos + 1</text:span></text:p>
          <draw:enhanced-geometry svg:viewBox="0 0 21600 21600" draw:path-stretchpoint-x="10800" draw:path-stretchpoint-y="10800" draw:text-areas="?f3 ?f4 ?f5 ?f6" draw:type="round-rectangle" draw:modifiers="609.079394707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Padrão" style:page-layout-name="PM1" draw:style-name="Mdp1">
      <draw:frame presentation:style-name="Padrão-title" draw:layer="backgroundobjects" svg:width="26.729cm" svg:height="3.506cm" svg:x="1.485cm" svg:y="0.837cm" presentation:class="title" presentation:placeholder="true">
        <draw:text-box/>
      </draw:frame>
      <draw:frame presentation:style-name="Padrão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09:32:08.498873322</meta:creation-date>
    <dc:date>2019-06-02T10:24:15.363309781</dc:date>
    <meta:editing-duration>PT31M47S</meta:editing-duration>
    <meta:editing-cycles>4</meta:editing-cycles>
    <meta:generator>LibreOffice/6.2.4.2.0$Linux_X86_64 LibreOffice_project/20$Build-2</meta:generator>
    <meta:print-date>2019-06-02T10:24:10.610033164</meta:print-date>
    <meta:document-statistic meta:object-count="31"/>
  </office:meta>
</office:document-meta>
</file>